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Albany AMT" svg:font-family="'Albany AMT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end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тро</text:h>
      <text:p text:style-name="P1">Я ползу по узкому месту, проходу. Где то там вверху есть просвет, и от туда веет свежим воздухом. Внизу уже просто стало на столько тесно, что нет места.</text:p>
      <text:p text:style-name="P1">Мои братья еще не вылупились, они еще находятся в начальной стадии и не приобрели цельную форму, как у меня единую и упругую, чистую без примеси земли матери.</text:p>
      <text:p text:style-name="P1">Мне приходиться иногда вступать на их тела, но это у нас нормально, так мы все поступаем. Просто нас много и нам тесто, плюс эти постоянные точки. Эти толчки так и побуждают двигаться, не понятно что больше эти толчки или тестнота побуждает нас ползти к тому просвету.</text:p>
      <text:p text:style-name="P1">Вдруг снова раздается толчек на столько сильный, что меня сдавливает со всех сторон, так крепко, что меня выталкивает стремительно вверх, в единственный этот проход.</text:p>
      <text:p text:style-name="P1">Я пролетаю сквозь этот туннель, а он все расширяется и увеличиваться в размерах. Пролетая я вижу другие узкие ходы которые примыкают к туннелю, но не успеваю заметить что там тоже находятся братья.</text:p>
      <text:p text:style-name="P1">Я вылетаю в яркое, оглушающее пространство.</text:p>
      <text:p text:style-name="Text_20_body">Так вылетая из моего горла небольшой кусочек слизи и гноя думало. Я посмотрел на свою руку и с брезгливостью стряхивая его с руки выкинул в раковину. Включил воду и промыл руку.</text:p>
      <text:p text:style-name="Text_20_body">Утро по всем меркам здорового человека, началось не нормально. Поздно и вместо чувства, которое должен испытывать обычно с утра, когда выспался, спокойного и не торопливого восприятия окружающего тебя воскресного мира. Когда легкая меланхолия растекшаяся по всем членам организма, должна испариться под светом утреннего солнца проникающего через окно. И мир должен обрести краски.</text:p>
      <text:p text:style-name="Text_20_body">Его нет!</text:p>
      <text:p text:style-name="Text_20_body">Нет этого процесса испарения меланхолии, нет даже самого чувства меланхолии, а только какая то непонятная вата в руках и нога, а мозг упорно сопротивляется, утру. Мозг обленился и не хочет просыпаться, он говорит: «<text:span text:style-name="T1">Чувак, ну зачем? Зачем тебе надо было вставать, спал бы еще, а то теперь начнешь нудеть, что порао что-то делать и т.д.. а вот фиг тебе не буду я сегодня себя чувствую плохо и не буду ничего делать, и не проси чтоб я что-то серьезное начал думать и тем более о работе</text:span>».</text:p>
      <text:p text:style-name="Text_20_body">И мысль, поступает в сознание: «<text:span text:style-name="T1">Вчера ты кашлял, а сегодня естественно заболел, надо было еще вчера сходить в аптеку, когда мог, ну а сегодня пинай на себя, всеравно придется идти...</text:span>»</text:p>
      <text:h text:style-name="Heading_20_2" text:outline-level="2">Монстр одеяло</text:h>
      <text:p text:style-name="Text_20_body">Ну вот она, кровать и диван в одном лице. Даже сказать в одной форме. Одеяло, подушка и прочая утварь еще еле шевелятся в ящике. Ее недавно туда убрали, и тусовалось бы оно там если бы не упорные послания мозга и всего организма:</text:p>
      <text:p text:style-name="P3">«Носителю, от его членов</text:p>
      <text:p text:style-name="P3">Мозга, глаз и ног.</text:p>
      <text:p text:style-name="P2">Важно!</text:p>
      <text:p text:style-name="P1">Если ты сейчас не пойдешь спать в кровать, то будешь валяться на холодном полу, а если повезет, то может и удержишся на стуле. В том и в другом случае тебе будет еще хреновее когда придет сознание.</text:p>
      <text:p text:style-name="P1">Так что давай расправляй кровать и ложись спать.</text:p>
      <text:p text:style-name="P1">С уважением твой Мозг и Ко.»</text:p>
      <text:p text:style-name="Text_20_body">Да донесение грозное, придется поспать, да и пофиг на работу, все равно мозг отказываться мыслить, а делать работу не думая, можно, но такая гадость получиться, так что спать пойду.</text:p>
      <text:p text:style-name="Text_20_body">Одеяло смотрит на меня, я на него, это продолжаться не долго. Я хватаю его за край, пока оно не успело вывернуться, дергаю его вверх и влево на кровать. Рука напоминает мне, что вообще то не в форме, на такие акробатические действия.<text:span text:style-name="T2"> Но все обходиться благополучно, и уже через минут наверно десять я сплю.</text:span></text:p>
      <text:p text:style-name="P1"><text:soft-page-break/>- Что!?, Кто?! Кто это там кричит? а... будильник, да пошел ты будильник, не до тебя сейчас.</text:p>
      <text:p text:style-name="Text_20_body"><text:span text:style-name="T2">10 минут спустя</text:span></text:p>
      <text:p text:style-name="P1">- Я же сказал тебе, ПОШЕЛ ТЫ будильник.</text:p>
      <text:p text:style-name="Text_20_body"><text:span text:style-name="T2">еще десять минут, от своего треска будильник падает на пол, а ему вдогонку мысль: </text:span><text:span text:style-name="T1">- Так тебе и над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lbany AMT" style:font-size-asian="10.5pt" style:language-asian="zxx" style:country-asian="none" style:font-name-complex="Albany AMT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lbany AMT" style:font-size-asian="14pt" style:font-name-complex="Albany AM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5T20:50:58</meta:creation-date>
    <dc:date>2009-02-15T21:35:40</dc:date>
    <meta:editing-duration>PT00H44M45S</meta:editing-duration>
    <meta:editing-cycles>4</meta:editing-cycles>
    <meta:generator>OpenOffice.org/3.0$Linux OpenOffice.org_project/300m9$Build-9358</meta:generator>
    <meta:document-statistic meta:table-count="0" meta:image-count="0" meta:object-count="0" meta:page-count="2" meta:paragraph-count="26" meta:word-count="596" meta:character-count="3516"/>
    <meta:user-defined meta:name="Поле 1"/>
    <meta:user-defined meta:name="Поле 2"/>
    <meta:user-defined meta:name="Поле 3"/>
    <meta:user-defined meta:name="Поле 4"/>
  </office:meta>
</office:document-meta>
</file>